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2002-vir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2002-vir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2002-virg" style:display-name="PageStyle_hate-crimes-noncampus-2002-vir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